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Karla" fo:font-size="60pt" fo:letter-spacing="0.278in" style:text-underline-style="solid" style:text-underline-width="bold" style:text-underline-color="font-color" officeooo:rsid="000db8bd" officeooo:paragraph-rsid="000f8ad1" style:font-size-asian="60pt" style:font-size-complex="60pt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Karla" fo:font-size="28pt" officeooo:rsid="000db8bd" officeooo:paragraph-rsid="0010a7f7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Karla" fo:font-size="22pt" officeooo:rsid="000db8bd" officeooo:paragraph-rsid="0010a7f7" style:font-size-asian="19.25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style:font-name="Karla" fo:font-size="22pt" officeooo:rsid="000db8bd" officeooo:paragraph-rsid="000db8bd" style:font-size-asian="19.25pt" style:font-size-complex="22pt"/>
    </style:style>
    <style:style style:name="T1" style:family="text">
      <style:text-properties fo:text-transform="uppercase" fo:font-weight="bold" style:font-weight-asian="bold" style:font-weight-complex="bold" style:font-relief="none"/>
    </style:style>
    <style:style style:name="T2" style:family="text">
      <style:text-properties fo:text-transform="uppercase" fo:font-weight="bold" officeooo:rsid="000f8ad1" style:font-weight-asian="bold" style:font-weight-complex="bold" style:font-relief="none"/>
    </style:style>
    <style:style style:name="T3" style:family="text">
      <style:text-properties officeooo:rsid="000f974c"/>
    </style:style>
    <style:style style:name="T4" style:family="text">
      <style:text-properties fo:font-variant="normal" fo:text-transform="none" fo:letter-spacing="0.007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 text:c="2"/>A</text:span><text:span text:style-name="T2">chtung! </text:span></text:p>
      <text:p text:style-name="P7">Alles turisten und nonteknischen lookenpeepers!</text:p>
      <text:p text:style-name="P6"><text:span text:style-name="T4"/></text:p>
      <text:p text:style-name="P5"><text:span text:style-name="T4">Das Komputermaschine ist nicht für der gefingerpoken und mittengraben! Oderwise ist easy to schnappen der springenwerk, blowenfusen und poppencorken</text:span></text:p>
      <text:p text:style-name="P2">mit spitzensparken.</text:p>
      <text:p text:style-name="P8"/>
      <text:p text:style-name="P1">Ist nicht für gewerken bei dummkopfen.</text:p>
      <text:p text:style-name="P1">Der rubbernecken sightseeren keepen das <text:span text:style-name="T3">schnausen</text:span>picken hander in das pockets muss.</text:p>
      <text:p text:style-name="P3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2-27T13:58:01.788583970</dc:date>
    <meta:editing-duration>P2DT18H43M58S</meta:editing-duration>
    <meta:editing-cycles>10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7" meta:word-count="50" meta:character-count="389" meta:non-whitespace-character-count="343"/>
  </office:meta>
</office:document-meta>
</file>